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ngsana New1" svg:font-family="'Angsana New'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Table17" style:family="table">
      <style:table-properties style:width="11.85cm" fo:break-before="page" table:align="margins"/>
    </style:style>
    <style:style style:name="Table17.A" style:family="table-column">
      <style:table-column-properties style:column-width="1.707cm" style:rel-column-width="9444*"/>
    </style:style>
    <style:style style:name="Table17.B" style:family="table-column">
      <style:table-column-properties style:column-width="2.154cm" style:rel-column-width="11912*"/>
    </style:style>
    <style:style style:name="Table17.C" style:family="table-column">
      <style:table-column-properties style:column-width="1.326cm" style:rel-column-width="7336*"/>
    </style:style>
    <style:style style:name="Table17.D" style:family="table-column">
      <style:table-column-properties style:column-width="6.662cm" style:rel-column-width="36843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D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 style:data-style-name="N107">
      <style:table-cell-properties style:vertical-align="bottom" fo:padding="0.097cm" fo:border-left="0.002cm solid #000000" fo:border-right="none" fo:border-top="none" fo:border-bottom="0.002cm solid #000000"/>
    </style:style>
    <style:style style:name="Table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1.85cm" table:align="margins"/>
    </style:style>
    <style:style style:name="Table13.A" style:family="table-column">
      <style:table-column-properties style:column-width="5.925cm" style:rel-column-width="32767*"/>
    </style:style>
    <style:style style:name="Table13.B" style:family="table-column">
      <style:table-column-properties style:column-width="5.925cm" style:rel-column-width="32768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3" style:family="paragraph" style:parent-style-name="Text_20_body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4" style:family="paragraph" style:parent-style-name="Table_20_Heading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8" style:family="paragraph" style:parent-style-name="Standard" style:list-style-name="L1"/>
    <style:style style:name="P9" style:family="paragraph" style:parent-style-name="Standard">
      <style:paragraph-properties fo:text-align="center" style:justify-single-word="false"/>
      <style:text-properties fo:color="#ff0000"/>
    </style:style>
    <style:style style:name="P10" style:family="paragraph" style:parent-style-name="ChapterNo">
      <style:paragraph-properties fo:break-before="page"/>
    </style:style>
    <style:style style:name="P11" style:family="paragraph" style:parent-style-name="Text_20_body">
      <style:text-properties fo:font-style="italic" style:font-style-asian="italic" style:font-style-complex="italic"/>
    </style:style>
    <style:style style:name="P12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left="-1.251cm" fo:margin-right="0cm" fo:text-indent="0cm" style:auto-text-indent="false"/>
    </style:style>
    <style:style style:name="P15" style:family="paragraph" style:parent-style-name="Heading_20_1" style:list-style-name="L2">
      <style:paragraph-properties fo:margin-left="-1.251cm" fo:margin-right="0cm" fo:text-indent="0cm" style:auto-text-indent="false"/>
    </style:style>
    <style:style style:name="P16" style:family="paragraph" style:parent-style-name="Text_20_body" style:list-style-name="L2">
      <style:paragraph-properties fo:margin-left="0cm" fo:margin-right="0cm" fo:text-indent="0cm" style:auto-text-indent="false"/>
    </style:style>
    <style:style style:name="P17" style:family="paragraph" style:parent-style-name="Text_20_body" style:list-style-name="L3"/>
    <style:style style:name="P18" style:family="paragraph" style:parent-style-name="Heading_20_1" style:list-style-name="L4">
      <style:paragraph-properties fo:margin-left="-2.501cm" fo:margin-right="0cm" fo:text-indent="0cm" style:auto-text-indent="false"/>
    </style:style>
    <style:style style:name="P19" style:family="paragraph" style:parent-style-name="Text_20_body" style:list-style-name="L5">
      <style:paragraph-properties fo:margin-left="0cm" fo:margin-right="0cm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"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Heading_20_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ext_20_body">
      <style:text-properties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5" style:family="paragraph" style:parent-style-name="Text_20_body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6" style:family="paragraph" style:parent-style-name="ChapterNo">
      <style:paragraph-properties fo:break-before="page"/>
      <style:text-properties style:font-name="Arial" fo:font-size="10pt" style:font-size-asian="10pt" style:font-size-complex="10pt"/>
    </style:style>
    <style:style style:name="P37" style:family="paragraph" style:parent-style-name="Standard">
      <style:paragraph-properties fo:text-align="center" style:justify-single-word="false" fo:break-before="page"/>
    </style:style>
    <style:style style:name="P38" style:family="paragraph" style:parent-style-name="Standard" style:list-style-name="L6">
      <style:paragraph-properties fo:margin-left="0cm" fo:margin-right="0cm" fo:text-indent="0.503cm" style:auto-text-indent="false"/>
    </style:style>
    <style:style style:name="P39" style:family="paragraph" style:parent-style-name="Standard" style:list-style-name="L7">
      <style:paragraph-properties fo:margin-left="0.582cm" fo:margin-right="0cm" fo:text-indent="0cm" style:auto-text-indent="false"/>
    </style:style>
    <style:style style:name="P40" style:family="paragraph" style:parent-style-name="Standard" style:list-style-name="L8">
      <style:paragraph-properties fo:margin-left="0.582cm" fo:margin-right="0cm" fo:text-indent="0cm" style:auto-text-indent="false"/>
    </style:style>
    <style:style style:name="P41" style:family="paragraph" style:parent-style-name="Standard" style:list-style-name="L9">
      <style:paragraph-properties fo:margin-left="0.582cm" fo:margin-right="0cm" fo:text-indent="0cm" style:auto-text-indent="false"/>
    </style:style>
    <style:style style:name="T1" style:family="text">
      <style:text-properties fo:color="#ff0000"/>
    </style:style>
    <style:style style:name="T2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7.62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498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66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4.833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00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16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8.33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9.50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0.672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498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66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4.833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00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16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8.33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9.50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0.672cm" text:min-label-width="0.635cm"/>
        <style:text-properties style:font-name="StarSymbol"/>
      </text:list-level-style-bullet>
    </text:list-style>
    <number:date-style style:name="N107">
      <number:day number:calendar="buddhist" number:style="long"/>
      <number:text>/</number:text>
      <number:month number:calendar="buddhist" number:style="long"/>
      <number:text>/</number:text>
      <number:year number:calendar="buddhist"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Standard"/>
      <text:p text:style-name="Standard"/>
      <text:p text:style-name="P1"/>
      <text:p text:style-name="P2"><text:span text:style-name="T1">E-</text:span>block</text:p>
      <text:p text:style-name="P2">S/W </text:p>
      <text:p text:style-name="P3">Module Spec</text:p>
      <text:p text:style-name="P3">Template.</text:p>
      <text:p text:style-name="P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header-rows>
          <table:table-row>
            <table:table-cell table:style-name="Table17.A1" office:value-type="string">
              <text:p text:style-name="P4">Vsion</text:p>
            </table:table-cell>
            <table:table-cell table:style-name="Table17.A1" office:value-type="string">
              <text:p text:style-name="P4">Date</text:p>
            </table:table-cell>
            <table:table-cell table:style-name="Table17.A1" office:value-type="string">
              <text:p text:style-name="P4">By</text:p>
            </table:table-cell>
            <table:table-cell table:style-name="Table17.D1" office:value-type="string">
              <text:p text:style-name="P4">Modified</text:p>
            </table:table-cell>
          </table:table-row>
        </table:table-header-rows>
        <table:table-row>
          <table:table-cell table:style-name="Table17.A2" office:value-type="string">
            <text:p text:style-name="P5"/>
          </table:table-cell>
          <table:table-cell table:style-name="Table17.B2" office:value-type="date" office:date-value="2006-03-10">
            <text:p text:style-name="P6">10/03/2549</text:p>
          </table:table-cell>
          <table:table-cell table:style-name="Table17.A2" office:value-type="string">
            <text:p text:style-name="P5">Wichai</text:p>
          </table:table-cell>
          <table:table-cell table:style-name="Table17.D2" office:value-type="string">
            <text:p text:style-name="P5"/>
          </table:table-cell>
        </table:table-row>
      </table:table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ChapterNo">0</text:p>
      <text:h text:style-name="Chaptertitle" text:outline-level="1">Guidelines for the template</text:h>
      <text:p text:style-name="Standard">Use this template to document the new software template. Chapter 1 is the index for all SW Module <text:s text:c="2"/>Start from chapter 2 is each SW module spec which compose of the following items. Appendix A is the chapter template. To use template just copy Appendix A to your new chapter. <text:s/>And fill in the template. <text:s text:c="2"/><text:span text:style-name="T2">All Software should using doxygen for generate the documents from source code.<text:tab/><text:tab/><text:tab/></text:span></text:p>
      <text:p text:style-name="Standard"/>
      <text:list text:style-name="L1">
        <text:list-item>
          <text:p text:style-name="P8">Module Objective</text:p>
        </text:list-item>
        <text:list-item>
          <text:p text:style-name="P8">Function API Description</text:p>
        </text:list-item>
        <text:list-item>
          <text:p text:style-name="P8">Theory of operation for this module</text:p>
        </text:list-item>
        <text:list-item>
          <text:p text:style-name="P8">For input/ output see detail in doxygen document</text:p>
        </text:list-item>
        <text:list-item>
          <text:p text:style-name="P8">State Diagram</text:p>
        </text:list-item>
        <text:list-item>
          <text:p text:style-name="P8">State Transition Matrix</text:p>
        </text:list-item>
        <text:list-item>
          <text:p text:style-name="P8">Flow chart</text:p>
        </text:list-item>
        <text:list-item>
          <text:p text:style-name="P8">Future expansion (if any)</text:p>
        </text:list-item>
      </text:list>
      <text:p text:style-name="Standard"/>
      <text:p text:style-name="P9">DELETE THIS CHAPTER WHEN FINISH</text:p>
      <text:p text:style-name="P10">A</text:p>
      <text:h text:style-name="Chaptertitle" text:outline-level="1">Module Name</text:h>
      <text:p text:style-name="Heading_20_1">Module objective</text:p>
      <text:p text:style-name="Text_20_body">Describe the module objective, what they do, what is the benefits for this module</text:p>
      <text:p text:style-name="Heading_20_1">Module <text:s/>Requirements</text:p>
      <text:p text:style-name="Text_20_body">Requirements for this module </text:p>
      <text:p text:style-name="Heading_20_1">Function API </text:p>
      <text:p text:style-name="Text_20_body">Describe the <text:s/>Function API, Pseudo code for easy port to different platform</text:p>
      <text:p text:style-name="Text_20_body">Format <text:s text:c="4"/>Return value <text:s text:c="2"/>functioname <text:s text:c="2"/>(parameters) <text:s/></text:p>
      <text:p text:style-name="Text_20_body"><text:tab/> <text:s text:c="4"/>Brief description</text:p>
      <text:p text:style-name="Text_20_body"><text:tab/> <text:s text:c="4"/>Pseudo code</text:p>
      <text:p text:style-name="Text_20_body">Ex. <text:s/></text:p>
      <text:p text:style-name="P11">void <text:s text:c="2"/>io_7segment_display_str (* uint8_t str ) <text:s text:c="2"/></text:p>
      <text:p text:style-name="Text_20_body"><text:s/>Display string pointed by str <text:s/>over 7 Segments <text:s/>( Ex <text:s/>Hello)</text:p>
      <text:p text:style-name="P12">Pseudo Code</text:p>
      <text:p text:style-name="Text_20_body"><text:tab/>Output each characters to Serial characters until end on string (null characters)</text:p>
      <text:p text:style-name="Heading_20_1">UML Diagram</text:p>
      <text:p text:style-name="Text_20_body">To design the functions, modules usinge the following diagram</text:p>
      <text:list text:style-name="L2">
        <text:list-item>
          <text:p text:style-name="P13">Uses cases</text:p>
        </text:list-item>
        <text:list-item>
          <text:p text:style-name="P13">State transition Matrix</text:p>
        </text:list-item>
        <text:list-item>
          <text:p text:style-name="P13">State diagram</text:p>
          <text:p text:style-name="P14">To create UML use <text:s/>ARGO UML ??? and copy to these section.</text:p>
          <text:p text:style-name="P15">Global Data structure</text:p>
        </text:list-item>
        <text:list-item>
          <text:p text:style-name="P16">Usage of the data structure</text:p>
        </text:list-item>
        <text:list-item>
          <text:p text:style-name="P16">DFD ( If apply)</text:p>
        </text:list-item>
      </text:list>
      <text:p text:style-name="Heading_20_1">File location</text:p>
      <text:list text:style-name="L3">
        <text:list-item>
          <text:p text:style-name="P17">Source code </text:p>
        </text:list-item>
      </text:list>
      <text:list text:style-name="L4">
        <text:list-header>
          <text:p text:style-name="P18">Resource usage <text:s/>( Worksheet)</text:p>
        </text:list-header>
      </text:list>
      <text:list text:style-name="L5">
        <text:list-item>
          <text:p text:style-name="P19">Peripheral <text:s/>Ex. Time, Serial</text:p>
        </text:list-item>
        <text:list-item>
          <text:p text:style-name="P19">Port / Pin Usage<text:tab/></text:p>
        </text:list-item>
        <text:list-item>
          <text:p text:style-name="P19">Register usage/ Setting</text:p>
        </text:list-item>
        <text:list-item>
          <text:p text:style-name="P19">Interrupt</text:p>
        </text:list-item>
        <text:list-item>
          <text:p text:style-name="P19">Flash memory </text:p>
        </text:list-item>
        <text:list-item>
          <text:p text:style-name="P19">Data memory</text:p>
          <text:p text:style-name="P20"/>
        </text:list-item>
      </text:list>
      <text:p text:style-name="Heading_20_1">Future enhancement</text:p>
      <text:p text:style-name="Text_20_body">Future expansion, new features </text:p>
      <text:p text:style-name="Text_20_body"/>
      <text:h text:style-name="Heading_20_2" text:outline-level="2"/>
      <text:p text:style-name="P21"/>
      <text:p text:style-name="Text_20_body"/>
      <text:p text:style-name="Text_20_body"/>
      <text:p text:style-name="P22"/>
      <text:p text:style-name="P23">Include file template <text:s/>(modify for doxygen)</text:p>
      <text:p text:style-name="P24"/>
      <text:p text:style-name="P25"><text:s/></text:p>
      <text:p text:style-name="P24"/>
      <text:p text:style-name="P24"><text:s/>Include file for <text:tab/><text:tab/><text:tab/>XXXX.c</text:p>
      <text:p text:style-name="P24"><text:s/>Description<text:tab/><text:tab/> <text:s text:c="8"/><text:tab/> File Description</text:p>
      <text:p text:style-name="P24"><text:s/>Written by <text:tab/><text:tab/><text:tab/>Name &amp; Email</text:p>
      <text:p text:style-name="P24"><text:s/>Date<text:tab/><text:tab/><text:tab/><text:tab/>DD/MM/20XX</text:p>
      <text:p text:style-name="P24"><text:s/></text:p>
      <text:p text:style-name="P24"><text:s/>Summary for include files</text:p>
      <text:p text:style-name="P24"><text:s/>-------------------------</text:p>
      <text:p text:style-name="P24"><text:s/>Constant variable<text:tab/><text:tab/><text:tab/>X</text:p>
      <text:p text:style-name="P24"><text:s/>Function prototype<text:tab/><text:tab/><text:tab/>-</text:p>
      <text:p text:style-name="P24"/>
      <text:p text:style-name="P24">(move to matrix <text:s/>more calculate)</text:p>
      <text:p text:style-name="P24"><text:s/>Memory<text:tab/>FLASH<text:tab/><text:tab/><text:tab/>XXX Program Size</text:p>
      <text:p text:style-name="P24"><text:tab/><text:tab/>RAM<text:tab/><text:tab/><text:tab/>XXX</text:p>
      <text:p text:style-name="P24"><text:tab/><text:tab/>EEPROM<text:tab/><text:tab/>XXX</text:p>
      <text:p text:style-name="P24"><text:s/></text:p>
      <text:p text:style-name="P24">X <text:s/>= <text:s/>Defined</text:p>
      <text:p text:style-name="P24">- <text:s text:c="2"/>= <text:s/>Not Defined </text:p>
      <text:p text:style-name="P24"><text:s/></text:p>
      <text:p text:style-name="P24"><text:s/>Update History</text:p>
      <text:p text:style-name="P24"><text:s/></text:p>
      <text:p text:style-name="P24"><text:s/>Date<text:tab/><text:tab/><text:tab/>By <text:tab/><text:tab/><text:tab/><text:tab/><text:tab/>Comments</text:p>
      <text:p text:style-name="P24"><text:s/>----<text:tab/><text:tab/><text:tab/>--<text:tab/><text:tab/><text:tab/><text:tab/><text:tab/>---------</text:p>
      <text:p text:style-name="P24"><text:s/></text:p>
      <text:p text:style-name="P25"><text:s/></text:p>
      <text:p text:style-name="P24"><text:s/></text:p>
      <text:p text:style-name="P24"/>
      <text:p text:style-name="P26">Program Template <text:s/><text:span text:style-name="T3">(modify for doxygen)</text:span></text:p>
      <text:p text:style-name="P24">Template for program header </text:p>
      <text:p text:style-name="P25"><text:s/></text:p>
      <text:p text:style-name="P24"/>
      <text:p text:style-name="P24"><text:s/>Module <text:tab/><text:tab/><text:tab/>: <text:s text:c="2"/>Module name</text:p>
      <text:p text:style-name="P24"><text:s/>Description <text:tab/><text:tab/><text:tab/>: <text:s text:c="2"/>Module Description</text:p>
      <text:p text:style-name="P24"><text:s/>Original written for <text:tab/><text:tab/>: <text:s text:c="2"/>CPU/Microcontroller</text:p>
      <text:p text:style-name="P24"><text:s/>CPU port/tested<text:tab/><text:tab/>: <text:s text:c="2"/>CPU/Microcontroller</text:p>
      <text:p text:style-name="P24"><text:s/>Hardware use<text:tab/><text:tab/>: <text:s text:c="2"/>IC Chip</text:p>
      <text:p text:style-name="P24"><text:s/>Port use<text:tab/><text:tab/><text:tab/>: <text:s text:c="2"/>Port name / Function</text:p>
      <text:p text:style-name="P27"><text:span text:style-name="T2"><text:s/>Memory<text:tab/>FLASH<text:tab/>: <text:s/><text:tab/> <text:s text:c="3"/>XXX</text:span> <text:s text:c="2"/>Program Size</text:p>
      <text:p text:style-name="P24"><text:tab/><text:tab/>RAM<text:tab/><text:tab/>: <text:s text:c="2"/>XXX</text:p>
      <text:p text:style-name="P24"><text:tab/><text:tab/>EEPROM<text:tab/>: <text:s text:c="2"/>XXX</text:p>
      <text:p text:style-name="P28"><text:span text:style-name="T4"><text:s/>Document<text:tab/><text:tab/><text:tab/>:</text:span> <text:s/><text:span text:style-name="T5"><text:s/>Document describe algorithm</text:span></text:p>
      <text:p text:style-name="P24"><text:s/>Written by <text:tab/><text:tab/><text:tab/>: <text:s text:c="2"/>Name / Email</text:p>
      <text:p text:style-name="P24"><text:s/>Date<text:tab/><text:tab/><text:tab/><text:tab/>: <text:s/>DD/MM/20XX</text:p>
      <text:p text:style-name="P24"><text:s text:c="2"/></text:p>
      <text:p text:style-name="P24"><text:s/>Update History</text:p>
      <text:p text:style-name="P24"><text:s/></text:p>
      <text:p text:style-name="P24"><text:s/>Date<text:tab/><text:tab/><text:tab/>By <text:tab/><text:tab/><text:tab/><text:tab/><text:tab/>Comments</text:p>
      <text:p text:style-name="P24"><text:s/>----<text:tab/><text:tab/><text:tab/>--<text:tab/><text:tab/><text:tab/><text:tab/><text:tab/>---------</text:p>
      <text:p text:style-name="P25"><text:s/></text:p>
      <text:p text:style-name="P24"/>
      <text:p text:style-name="P24"/>
      <text:p text:style-name="P24"/>
      <text:p text:style-name="P29"><text:s/>Platform</text:p>
      <text:p text:style-name="P30"/>
      <text:p text:style-name="P30"><text:tab/>FPGA <text:s text:c="5"/>= <text:s/>Hardware <text:s/>IP <text:s/>+ RTOS + <text:s/>Driver + Application</text:p>
      <text:p text:style-name="P30"><text:s text:c="3"/><text:tab/><text:tab/> Reconfigure port</text:p>
      <text:p text:style-name="P30"><text:tab/></text:p>
      <text:p text:style-name="P30"><text:tab/>E-Block <text:s text:c="2"/>= <text:s/>Hardware E-Block <text:s/>+ Software E-block</text:p>
      <text:p text:style-name="P30"/>
      <text:p text:style-name="P30"/>
      <text:p text:style-name="P24"/>
      <text:p text:style-name="P24"/>
      <text:p text:style-name="P24"/>
      <text:p text:style-name="P24"/>
      <text:p text:style-name="Standard"><text:alphabetical-index-mark text:string-value="Embedded"/><text:alphabetical-index-mark text:string-value="Embedded"/><text:alphabetical-index-mark text:string-value="Embedded" text:main-entry="true"/><text:alphabetical-index-mark text:string-value="Embedded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27"/>
      <text:p text:style-name="P27"/>
      <text:p text:style-name="P31"/>
      <text:p text:style-name="P31"/>
      <text:p text:style-name="P32">Resource Usage table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3">Resource</text:p>
          </table:table-cell>
          <table:table-cell table:style-name="Table13.B1" office:value-type="string">
            <text:p text:style-name="Table_20_Contents"><text:s/></text:p>
          </table:table-cell>
        </table:table-row>
        <table:table-row>
          <table:table-cell table:style-name="Table13.A2" office:value-type="string">
            <text:p text:style-name="Table_20_Contents">CPU Port</text:p>
          </table:table-cell>
          <table:table-cell table:style-name="Table13.B2" office:value-type="string">
            <text:p text:style-name="Table_20_Contents">ATMEGA32</text:p>
          </table:table-cell>
        </table:table-row>
        <table:table-row>
          <table:table-cell table:style-name="Table13.A2" office:value-type="string">
            <text:p text:style-name="Table_20_Contents">Peripheral</text:p>
          </table:table-cell>
          <table:table-cell table:style-name="Table13.B2" office:value-type="string">
            <text:p text:style-name="Table_20_Contents">GPIO 10 Ch <text:s/>(E_PA0-7, E_PB1, E_PB2)</text:p>
          </table:table-cell>
        </table:table-row>
        <table:table-row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Table_20_Contents">TIMER <text:s text:c="3"/>( For refresh display)</text:p>
          </table:table-cell>
        </table:table-row>
        <table:table-row>
          <table:table-cell table:style-name="Table13.A2" office:value-type="string">
            <text:p text:style-name="Table_20_Contents">Program Code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>EEPROM</text:p>
          </table:table-cell>
          <table:table-cell table:style-name="Table13.B2" office:value-type="string">
            <text:p text:style-name="Table_20_Contents"><text:s/>-</text:p>
          </table:table-cell>
        </table:table-row>
        <table:table-row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33">Register <text:s/>Setting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34">E_PA</text:p>
          </table:table-cell>
          <table:table-cell table:style-name="Table13.B2" office:value-type="string">
            <text:p text:style-name="Table_20_Contents"/>
          </table:table-cell>
        </table:table-row>
      </table:table>
      <text:p text:style-name="P35"><text:s/></text:p>
      <text:p text:style-name="P24"/>
      <text:p text:style-name="P36"/>
      <text:h text:style-name="Chaptertitle" text:outline-level="1"/>
      <text:h text:style-name="Chaptertitle" text:outline-level="1"/>
      <text:h text:style-name="Chaptertitle" text:outline-level="1"/>
      <text:p text:style-name="P37">Template manual</text:p>
      <text:p text:style-name="Standard">Style in these template</text:p>
      <text:p text:style-name="Standard"><text:tab/>Chapterno <text:s text:c="4"/>number of chapter</text:p>
      <text:p text:style-name="Standard"><text:tab/>Chaptertitle <text:s text:c="2"/>title chapter </text:p>
      <text:p text:style-name="Standard"/>
      <text:p text:style-name="Standard">Tips to use template</text:p>
      <text:list text:style-name="L6">
        <text:list-item>
          <text:p text:style-name="P38">Always <text:s/>end chapter with page break</text:p>
        </text:list-item>
        <text:list-item>
          <text:p text:style-name="P38"/>
        </text:list-item>
      </text:list>
      <text:p text:style-name="Standard"/>
      <text:p text:style-name="Standard">How to enter index</text:p>
      <text:p text:style-name="Standard">How to set//enter chapter</text:p>
      <text:list text:style-name="L7">
        <text:list-item>
          <text:p text:style-name="P39">Goto edit paragraph/styles (click right mouse button)</text:p>
        </text:list-item>
        <text:list-item>
          <text:p text:style-name="P39">select organizer tab </text:p>
        </text:list-item>
        <text:list-item>
          <text:p text:style-name="P39">set next style for style use next </text:p>
        </text:list-item>
        <text:list-item>
          <text:p text:style-name="P39">set style category </text:p>
        </text:list-item>
      </text:list>
      <text:list text:style-name="L8">
        <text:list-header>
          <text:p text:style-name="P40"/>
        </text:list-header>
      </text:list>
      <text:p text:style-name="Standard"/>
      <text:p text:style-name="Standard">How to set/enter toc</text:p>
      <text:list text:style-name="L7">
        <text:list-item text:start-value="1">
          <text:p text:style-name="P39">Goto edit index/table</text:p>
        </text:list-item>
        <text:list-item>
          <text:p text:style-name="P39">At index/table tab check outline box and press ... to edit</text:p>
        </text:list-item>
      </text:list>
      <text:list text:style-name="L9">
        <text:list-item>
          <text:p text:style-name="P41">Map desired style to TOC level</text:p>
        </text:list-item>
      </text:list>
      <text:p text:style-name="Standard"/>
      <text:h text:style-name="Chaptertitle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ngsana New1" svg:font-family="'Angsana New'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" style:font-size-complex="18.6499996185303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Angsana New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4pt" fo:font-weight="bold" style:font-size-asian="16pt" style:font-weight-asian="bold" style:font-size-complex="2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8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1.35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0.8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0.35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9.85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9.35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8.85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8.35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7.85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7.357cm" style:type="right" style:leader-style="dotted" style:leader-text="."/>
        </style:tab-stops>
      </style:paragraph-properties>
    </style:style>
    <style:style style:name="ChapterNo" style:family="paragraph" style:parent-style-name="Heading_20_1" style:next-style-name="Chaptertitle" style:auto-update="true" style:class="chapter" style:master-page-name="">
      <style:paragraph-properties fo:margin-left="0cm" fo:margin-right="0cm" fo:margin-top="3cm" fo:margin-bottom="0cm" fo:text-align="end" style:justify-single-word="false" fo:keep-together="always" fo:text-indent="0cm" style:auto-text-indent="false" fo:background-color="transparent" fo:padding="0cm" fo:border="none" style:shadow="none">
        <style:tab-stops/>
        <style:drop-cap/>
        <style:background-image/>
      </style:paragraph-properties>
      <style:text-properties fo:text-transform="uppercase" style:font-name="Times New Roman" fo:font-size="72pt" fo:font-style="italic" style:text-underline-style="none" fo:font-weight="bold" fo:background-color="transparent" style:font-size-asian="72pt" style:font-weight-asian="bold" style:font-name-complex="AngsanaUPC" style:font-size-complex="72pt" style:font-weight-complex="bold"/>
    </style:style>
    <style:style style:name="Chaptertitle" style:family="paragraph" style:parent-style-name="Heading" style:auto-update="true" style:class="chapter" style:master-page-name="" style:default-outline-level="1">
      <style:paragraph-properties fo:margin-top="0cm" fo:margin-bottom="0.101cm" fo:text-align="end" style:justify-single-word="false" fo:keep-together="always" fo:background-color="transparent" style:shadow="none" fo:keep-with-next="auto">
        <style:tab-stops/>
        <style:background-image/>
      </style:paragraph-properties>
      <style:text-properties style:font-name="Times New Roman1" fo:font-size="16pt" fo:font-style="italic" style:text-underline-style="solid" style:text-underline-width="auto" style:text-underline-color="font-color" style:font-size-complex="16pt" style:font-style-complex="italic"/>
    </style:style>
    <style:style style:name="Chaptertext" style:family="paragraph" style:parent-style-name="Heading_20_8" style:class="text" style:master-page-name="">
      <style:text-properties style:font-name="Times New Roman1" fo:font-size="12pt" fo:font-weight="normal" style:font-size-complex="12pt" style:font-weight-complex="normal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/>
    </style:style>
    <style:style style:name="T1" style:family="text">
      <style:text-properties fo:color="#ff0000" style:font-name="Brush Flash" fo:font-size="18pt" style:font-size-asian="18pt" style:font-size-complex="10pt"/>
    </style:style>
    <style:style style:name="T2" style:family="text">
      <style:text-properties fo:color="#ff0000" style:font-name="Sci Fied 2002" fo:font-size="9pt" style:font-size-asian="9pt" style:font-size-complex="10pt"/>
    </style:style>
    <style:style style:name="T3" style:family="text">
      <style:text-properties style:font-name="Sci Fied 2002" fo:font-size="9pt" style:font-size-asian="9pt" style:font-size-complex="10pt"/>
    </style:style>
    <style:style style:name="T4" style:family="text">
      <style:text-properties style:font-name="Sci Fied 2002" fo:font-size="9pt" style:font-size-asian="9pt" style:font-size-complex="9pt"/>
    </style:style>
    <style:style style:name="T5" style:family="text">
      <style:text-properties style:font-name="Sci Fied 2002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page-layout style:name="pm1">
      <style:page-layout-properties fo:page-width="14.85cm" fo:page-height="21.001cm" style:num-format="1" style:print-orientation="portrait" fo:margin-top="2cm" fo:margin-bottom="2cm" fo:margin-left="2cm" fo:margin-right="1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pm1">
      <style:header>
        <text:p text:style-name="P1"><text:span text:style-name="T1"><text:s/></text:span><text:span text:style-name="T2">Gear</text:span><text:span text:style-name="T3">tronics.net <text:s text:c="22"/></text:span><text:span text:style-name="T4"><text:s text:c="12"/></text:span><text:span text:style-name="T5">E-block S/W Module <text:s/></text:span><text:span text:style-name="T6"><text:s/></text:span><text:span text:style-name="T7"><text:page-number text:select-page="current">13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8-02-21T11:23:44</meta:creation-date>
    <dc:creator>wichai tos</dc:creator>
    <dc:date>2008-08-01T09:48:11</dc:date>
    <dc:language>en-US</dc:language>
    <meta:editing-cycles>21</meta:editing-cycles>
    <meta:editing-duration>PT6H35M46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3" meta:paragraph-count="143" meta:word-count="515" meta:character-count="3490"/>
  </office:meta>
</office:document-meta>
</file>